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14FDF45D725C65E43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461cm" draw:z-index="0"><draw:image xlink:href="Pictures/10000201000002A10000014FDF45D725C65E43C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0:10:55.782898611</meta:creation-date>
    <dc:date>2019-03-06T00:12:09.175814644</dc:date>
    <meta:editing-duration>PT1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